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2.843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3.882cm"/>
    </style:style>
    <style:style style:name="pr8" style:family="presentation" style:parent-style-name="forest-outline1">
      <style:graphic-properties fo:min-height="14.793cm"/>
    </style:style>
    <style:style style:name="pr9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style-name="Italic" style:font-family-generic="roman" style:font-pitch="variable" fo:font-size="41.4000015258789pt"/>
    </style:style>
    <style:style style:name="T4" style:family="text">
      <style:text-properties fo:font-family="'Times New Roman'" style:font-style-name="Regular" style:font-family-generic="roman" style:font-pitch="variable" fo:font-size="41.4000015258789pt"/>
    </style:style>
    <style:style style:name="T5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2.843cm" svg:x="1.5cm" svg:y="1.5cm" presentation:class="title">
          <draw:text-box>
            <text:p><text:span text:style-name="T1">Code Review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rest" presentation:presentation-page-layout-name="AL2T1">
        <draw:frame presentation:style-name="pr4" draw:layer="layout" svg:width="24.5cm" svg:height="2.843cm" svg:x="1.5cm" svg:y="1.5cm" presentation:class="title">
          <draw:text-box>
            <text:p><text:span text:style-name="T2">Prompts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Rock, Paper, Scissors</text:span></text:p>
              </text:list-item>
              <text:list-item>
                <text:p><text:span text:style-name="T2">Dog Genetics</text:span></text:p>
              </text:list-item>
              <text:list-item>
                <text:p><text:span text:style-name="T2">Healthy Hearts</text:span></text:p>
              </text:list-item>
              <text:list-item>
                <text:p><text:span text:style-name="T2">Summative Sum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rest">
        <draw:frame presentation:style-name="pr4" draw:layer="layout" svg:width="24.5cm" svg:height="2.843cm" svg:x="1.5cm" svg:y="1.5cm" presentation:class="title">
          <draw:text-box>
            <text:p>Rock, Paper, <text:span text:style-name="T3">Scissors</text:span><text:span text:style-name="T4"><text:tab/></text:span></text:p>
          </draw:text-box>
        </draw:frame>
        <draw:frame presentation:style-name="pr5" draw:text-style-name="P4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Make a Rock, Paper, Scissors Game of 1-10 rounds.</text:p>
              </text:list-item>
              <text:list-item>
                <text:p>If input is invalid for rounds, shut the program down.</text:p>
              </text:list-item>
              <text:list-item>
                <text:p>At the end of the game, tally the score of wins, draws, and loses.</text:p>
              </text:list-item>
              <text:list-item>
                <text:p>Ask if the play wants to play agai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rest">
        <draw:frame presentation:style-name="pr4" draw:layer="layout" svg:width="24.5cm" svg:height="2.843cm" svg:x="1.5cm" svg:y="1.5cm" presentation:class="title">
          <draw:text-box>
            <text:p>Rock, Paper, <text:span text:style-name="T3">Scissors</text:span><text:span text:style-name="T4"><text:tab/></text:span></text:p>
          </draw:text-box>
        </draw:frame>
        <draw:frame presentation:style-name="pr5" draw:text-style-name="P4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Make a Rock, Paper, Scissors Game of 1-10 rounds.</text:p>
              </text:list-item>
              <text:list-item>
                <text:p>If input is invalid for rounds, shut the program down.</text:p>
              </text:list-item>
              <text:list-item>
                <text:p>At the end of the game, tally the score of wins, draws, and loses.</text:p>
              </text:list-item>
              <text:list-item>
                <text:p>Ask if the play wants to play agai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5" draw:layer="layout" svg:width="11.955cm" svg:height="13.882cm" svg:x="1.5cm" svg:y="4.914cm" presentation:class="outline" presentation:user-transformed="true">
          <draw:text-box>
            <text:list text:style-name="L2">
              <text:list-item>
                <text:p><text:span text:style-name="T5">I defined my variables at the beginning of my main method body</text:span></text:p>
              </text:list-item>
              <text:list-item>
                <text:p><text:span text:style-name="T5">I used a do-while loop to keep the game going</text:span></text:p>
              </text:list-item>
              <text:list-item>
                <text:p><text:span text:style-name="T5">A for-loop ticks down the rounds as each is played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5">I used a switch statement, and switch statements inside of each switch condition.</text:span></text:p>
              </text:list-item>
              <text:list-item>
                <text:p><text:span text:style-name="T5">I use an if-else statement navigate the user choice of playing again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5" draw:layer="layout" svg:width="11.955cm" svg:height="13.882cm" svg:x="7.603cm" svg:y="4.826cm" presentation:class="outline" presentation:user-transformed="true">
          <draw:text-box>
            <text:list text:style-name="L2">
              <text:list-item>
                <text:p><text:span text:style-name="T5">If the user enters an invalid number of rounds, an error prints and the program ends.</text:span></text:p>
              </text:list-item>
              <text:list-item>
                <text:p><text:span text:style-name="T5">I used three int variables to keep track of my wins, loses, and draw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rest">
        <draw:frame presentation:style-name="pr4" draw:layer="layout" svg:width="24.5cm" svg:height="2.843cm" svg:x="1.5cm" svg:y="1.5cm" presentation:class="title">
          <draw:text-box>
            <text:p><text:span text:style-name="T4">Dog Genetics</text:span></text:p>
          </draw:text-box>
        </draw:frame>
        <draw:frame presentation:style-name="pr5" draw:text-style-name="P4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Make a application that provides 'analyzes' a dog's DNA.</text:p>
              </text:list-item>
              <text:list-item>
                <text:p>Give five genetic varieties </text:p>
              </text:list-item>
              <text:list-item>
                <text:p>Print out those percentages to the user</text:p>
              </text:list-item>
              <text:list-item>
                <text:p>Ask if the play wants to play agai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8" draw:text-style-name="P5" draw:layer="layout" svg:width="11.955cm" svg:height="14.793cm" svg:x="1.5cm" svg:y="4.914cm" presentation:class="outline" presentation:user-transformed="true">
          <draw:text-box>
            <text:list text:style-name="L2">
              <text:list-item>
                <text:p><text:span text:style-name="T5">I used ints to keep track of the genetic percentages</text:span></text:p>
              </text:list-item>
              <text:list-item>
                <text:p><text:span text:style-name="T5">I imported the Random class for the heavy lifting of getting these percentages</text:span></text:p>
              </text:list-item>
              <text:list-item>
                <text:p><text:span text:style-name="T5">I also imported Scanner, to get the dog name so I can flatter the dog's owner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5">I generated four random numbers. The fifth one is 100 – the other four genetic breeds</text:span></text:p>
              </text:list-item>
              <text:list-item>
                <text:p><text:span text:style-name="T5">I then print that to the us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ealthy Hearts</text:span></text:p>
          </draw:text-box>
        </draw:frame>
        <draw:frame presentation:style-name="pr7" draw:text-style-name="P5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5">Ask the user for their age</text:span></text:p>
              </text:list-item>
              <text:list-item>
                <text:p><text:span text:style-name="T5">Give them their target maximum heart rate</text:span></text:p>
              </text:list-item>
              <text:list-item>
                <text:p><text:span text:style-name="T5">Also, give them the range for where their heart rate should be for their age.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5" draw:layer="layout" svg:width="11.955cm" svg:height="13.882cm" svg:x="1.5cm" svg:y="4.914cm" presentation:class="outline" presentation:user-transformed="true">
          <draw:text-box>
            <text:list text:style-name="L2">
              <text:list-item>
                <text:p><text:span text:style-name="T5">I took in the age of the user with a String, checked that it within a reasonable range, then parsed it.</text:span></text:p>
              </text:list-item>
              <text:list-item>
                <text:p><text:span text:style-name="T5">Then I did the math and subtracted it from 220.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5">Then I multiplied the sum of 220-userAge by 55% and 85% for the min and max target heart rate.</text:span></text:p>
              </text:list-item>
              <text:list-item>
                <text:p><text:span text:style-name="T5">Then I printed both of those things ou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Summative Sums</text:span></text:p>
          </draw:text-box>
        </draw:frame>
        <draw:frame presentation:style-name="pr7" draw:text-style-name="P5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5">Write a method that takes in three int arrays and gives you the sum of those numbers </text:span></text:p>
              </text:list-item>
              <text:list-item>
                <text:p><text:span text:style-name="T5">Print those numbers out to the user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5" draw:layer="layout" svg:width="11.955cm" svg:height="13.882cm" svg:x="1.5cm" svg:y="4.914cm" presentation:class="outline" presentation:user-transformed="true">
          <draw:text-box>
            <text:list text:style-name="L2">
              <text:list-item>
                <text:p><text:span text:style-name="T5">I used a main method and then another method to add the arrays up and return them to the main method.</text:span></text:p>
              </text:list-item>
              <text:list-item>
                <text:p><text:span text:style-name="T5">My method took in each array individually, and returned the sum of their elements. </text:span></text:p>
              </text:list-item>
            </text:list>
          </draw:text-box>
        </draw:frame>
        <draw:frame presentation:style-name="pr5" draw:text-style-name="P5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5">I used a for-loop to visit each array element. </text:span></text:p>
              </text:list-item>
              <text:list-item>
                <text:p><text:span text:style-name="T5">I got each of those array sums back to my main method, and then printed those to the user. 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rest" presentation:presentation-page-layout-name="AL4T32">
        <draw:frame presentation:style-name="pr9" draw:text-style-name="P5" draw:layer="layout" svg:width="24.5cm" svg:height="17.499cm" svg:x="1.5cm" svg:y="1.5cm" presentation:class="subtitle">
          <draw:text-box>
            <text:p><text:span text:style-name="T5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1H39M40S</meta:editing-duration>
    <meta:editing-cycles>6</meta:editing-cycles>
    <dc:date>2018-01-23T13:57:44.12</dc:date>
    <dc:creator>Chris Logsdon</dc:creator>
    <meta:generator>OpenOffice/4.1.4$Win32 OpenOffice.org_project/414m5$Build-9788</meta:generator>
    <meta:document-statistic meta:object-count="100"/>
  </office:meta>
</office:document-meta>
</file>